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5.68cm"/>
    </style:style>
    <style:style style:name="pr7" style:family="presentation" style:parent-style-name="Default-outline1">
      <style:graphic-properties fo:min-height="16.086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2" style:font-size-complex="32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5cm" svg:y="5.994cm" presentation:class="title" presentation:user-transformed="true">
          <draw:text-box>
            <text:p text:style-name="P1"><text:span text:style-name="T1">Проект FLASK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>Скопцов Александр Ильич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Идея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Суть проекта состоит в том, чтобы создать сайт, который будет помогать школьникам изучать интнересующие их предметы, готовиться к олимпиадам и узнавать новости из мира образования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Реализация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ain.py – основной файл, который запускает работу сайта (так же может использоваться для изменения базы данных пользователей)</text:p>
              </text:list-item>
              <text:list-item>
                <text:p><text:span text:style-name="T2">gui.py и loder.py – создание и загрузка записей в ленту</text:span></text:p>
              </text:list-item>
              <text:list-item>
                <text:p><text:span text:style-name="T2">article_loader/_creator.py – создание и загрузка статей (не работает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Страницы</text:p>
          </draw:text-box>
        </draw:frame>
        <draw:frame presentation:style-name="pr6" draw:layer="layout" svg:width="25.199cm" svg:height="15.68cm" svg:x="1.301cm" svg:y="4.82cm" presentation:class="outline" presentation:user-transformed="true">
          <draw:text-box>
            <text:list text:style-name="L2">
              <text:list-item>
                <text:p>Главная:</text:p>
                <text:p>Состоит из нескольких блоков, которые подписаны и отображаются с помощью картинок.</text:p>
              </text:list-item>
              <text:list-item>
                <text:p><text:s/>Лента:</text:p>
                <text:p>Изменяемая страница, в которой находятся записи. Они содержатся в контейнере, который поддерживает два вида записей – картинкой и без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Основные модули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Flask</text:p>
              </text:list-item>
              <text:list-item>
                <text:p>Flask_login</text:p>
              </text:list-item>
              <text:list-item>
                <text:p>Sqlalchemy</text:p>
              </text:list-item>
              <text:list-item>
                <text:p>PyQT5</text:p>
              </text:list-item>
              <text:list-item>
                <text:p>Socket</text:p>
              </text:list-item>
              <text:list-item>
                <text:p>Pick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Вывод</text:p>
          </draw:text-box>
        </draw:frame>
        <draw:frame presentation:style-name="pr7" draw:layer="layout" svg:width="25.199cm" svg:height="16.193cm" svg:x="1cm" svg:y="3.807cm" presentation:class="outline" presentation:user-transformed="true">
          <draw:text-box>
            <text:list text:style-name="L2">
              <text:list-header>
                <text:p>В целом, можно сказать, что мне удалось выполнить некоторую часть поставленных целей, однако возможностей доработки очень много.</text:p>
                <text:p>Для начала, выполнить редактор статей. </text:p>
                <text:p>После, стоит интегрировать все программы из консольных в web-приложения, чтобы можно было добавлять статьи и записи в ленту сразу из сайта. Так же стоит построить иерархию аккаунтов, чтобы администраторы могли редактировать записи и статьи, модерировать их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Указатель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Название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Список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4M15S</meta:editing-duration>
    <meta:editing-cycles>5</meta:editing-cycles>
    <meta:generator>LibreOffice/5.2.5.1$Windows_x86 LibreOffice_project/0312e1a284a7d50ca85a365c316c7abbf20a4d22</meta:generator>
    <dc:date>2020-05-12T14:45:19.448000000</dc:date>
    <meta:document-statistic meta:object-count="45"/>
  </office:meta>
</office:document-meta>
</file>